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paragraph-properties fo:margin-left="0cm" fo:margin-right="0cm" fo:text-indent="0cm" style:auto-text-indent="false"/>
      <style:text-properties style:font-name="Times New Roman" fo:font-size="12pt" style:font-size-asian="12pt" style:font-size-complex="12pt"/>
    </style:style>
    <style:style style:name="P4" style:family="paragraph" style:parent-style-name="Table_20_Contents">
      <style:text-properties style:font-name="Times New Roman" fo:font-size="12pt" style:font-size-asian="12pt" style:font-size-complex="12pt"/>
    </style:style>
    <style:style style:name="P5"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text-properties style:font-name="Times New Roman" fo:font-size="12pt"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style:font-style-asian="italic" style:font-style-complex="italic"/>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fo:letter-spacing="normal" fo:font-style="italic" fo:font-weight="normal" style:font-style-asian="italic" style:font-style-complex="italic"/>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10/2014</text:p>
      <text:p text:style-name="P2"><text:span text:style-name="T7">Sujet :</text:span> Le jeu vidéo</text:p>
      <text:p text:style-name="P2"><text:span text:style-name="T7">Pourquoi ce sujet :</text:span> </text:p>
      <text:p text:style-name="P2">Le jeu vidéo est une pratique culturelle peut étudiée jusqu'à maintenant. Certains ont bien essayé, mais les études tendaient à plus à mettre à mal les joueurs plus qu'à étudier méthodiquement cette pratique. Au travers ce sujet, nous espérons pouvoir remédier à cela.</text:p>
      <text:p text:style-name="P2">En effet, nous sommes des produits des années 90, où l'entrée du jeu vidéo pour le grand public fut la plus importante.</text:p>
      <text:p text:style-name="P2">Nous nous pencherons sur le jeu vidéo indépendant, plus proche des premiers jeux vidéos, il a la particularité de pouvoir marcher sans éditeurs. Comment peut il subsister avec un apport financier plus réduit ?</text:p>
      <text:p text:style-name="P2">De plus, le jeu vidéo indépendant touche t-il seulement les populations les plus défavorisé, comme le laisserai penser le budget réduit dont il dispose, ou bien touche t-il toutes les populations sans distinction de classe, d'age ou de situation géographique ?</text:p>
      <text:p text:style-name="P2">Nous notterons que de nombreux jeux vidéo ont pour but d'éduquer ou tout le moins de transmettre des savoirs. Ce média peut il donc être considéré comme une instance de socialisation, au même titre que l'éducation nationale ?</text:p>
      <text:p text:style-name="P2"/>
      <text:p text:style-name="P2">Notons, avec humour, que lors de notre recherche sur Google, nous n'avons que peu trouvé de sources et d'études sociologiques pertinentes.</text:p>
      <text:p text:style-name="P2"><text:span text:style-name="T7"/></text:p>
      <text:p text:style-name="P2"><text:span text:style-name="T7">Grille : </text:span></text:p>
      <table:table table:name="Tableau1" table:style-name="Tableau1">
        <table:table-column table:style-name="Tableau1.A"/>
        <table:table-column table:style-name="Tableau1.B"/>
        <table:table-row>
          <table:table-cell table:style-name="Tableau1.A1" office:value-type="string">
            <text:p text:style-name="P4">Présentation</text:p>
          </table:table-cell>
          <table:table-cell table:style-name="Tableau1.B1" office:value-type="string">
            <text:p text:style-name="P5">nom, prénom, parcours scolaire, métier, salaire, Statut familial, Milieu social d'origine</text:p>
          </table:table-cell>
        </table:table-row>
        <table:table-row>
          <table:table-cell table:style-name="Tableau1.A2" office:value-type="string">
            <text:p text:style-name="P4">Expérience professionnelle (passée)</text:p>
          </table:table-cell>
          <table:table-cell table:style-name="Tableau1.B2" office:value-type="string">
            <text:p text:style-name="P5">Avant Alkemi, xp créa jv et pourquoi s'être lancé dans le jeu vidéo ?</text:p>
          </table:table-cell>
        </table:table-row>
        <table:table-row>
          <table:table-cell table:style-name="Tableau1.A2" office:value-type="string">
            <text:p text:style-name="P4">Jeu vidéo (général)</text:p>
          </table:table-cell>
          <table:table-cell table:style-name="Tableau1.B2" office:value-type="string">
            <text:p text:style-name="P5">1er jv, quand et où ? </text:p>
            <text:p text:style-name="P5">type et jeu préféré </text:p>
            <text:p text:style-name="P5">Console ou pc ? </text:p>
            <text:p text:style-name="P5">coup de coeur du moment et sorties attendues</text:p>
            <text:p text:style-name="P5">Temps/budget</text:p>
          </table:table-cell>
        </table:table-row>
        <table:table-row>
          <table:table-cell table:style-name="Tableau1.A2" office:value-type="string">
            <text:p text:style-name="P4">Jeu vidéo (indépendant)</text:p>
          </table:table-cell>
          <table:table-cell table:style-name="Tableau1.B2" office:value-type="string">
            <text:p text:style-name="P5">Comment avez vous connu le monde du jv indépendant </text:p>
          </table:table-cell>
        </table:table-row>
        <table:table-row>
          <table:table-cell table:style-name="Tableau1.A2" office:value-type="string">
            <text:p text:style-name="P4">Expérience professionnelle (actuelle)</text:p>
          </table:table-cell>
          <table:table-cell table:style-name="Tableau1.B2" office:value-type="string">
            <text:p text:style-name="P5">Pourquoi ce nom d'E et date de création </text:p>
            <text:p text:style-name="P5">Rôle dans l'entreprise </text:p>
            <text:p text:style-name="P5">Combien de salarié</text:p>
            <text:p text:style-name="P5">Circonstance d'embauche</text:p>
            <text:p text:style-name="P5">Relations</text:p>
          </table:table-cell>
        </table:table-row>
        <table:table-row>
          <table:table-cell table:style-name="Tableau1.A2" office:value-type="string">
            <text:p text:style-name="P4">Créa jeu actuel</text:p>
          </table:table-cell>
          <table:table-cell table:style-name="Tableau1.B2" office:value-type="string">
            <text:p text:style-name="P5">Comment est venu l'idée du jeu ? </text:p>
            <text:p text:style-name="P5">Quelles en sont les inspirations ? </text:p>
            <text:p text:style-name="P5">Pourquoi shmup hack n slash ? </text:p>
            <text:p text:style-name="P5">Le jeu a t'il nécesssité des recherches culturelles/historiques ? </text:p>
            <text:p text:style-name="P5">Histoire du jeu </text:p>
            <text:p text:style-name="P5">PK indé ? </text:p>
            <text:p text:style-name="P5">Comment éviter éditeurs ? </text:p>
            <text:p text:style-name="P5">Quelle cible pour le jeu ? </text:p>
            <text:p text:style-name="P5">Une étude de marché a t-elle été menée ? </text:p>
            <text:p text:style-name="P5">Quel type de management ? </text:p>
            <text:p text:style-name="P3"><text:span text:style-name="T1">Plateforme, pk steam ? Projets futurs ?</text:span> </text:p>
          </table:table-cell>
        </table:table-row>
        <text:soft-page-break/>
        <table:table-row>
          <table:table-cell table:style-name="Tableau1.A2" office:value-type="string">
            <text:p text:style-name="P4">Autre</text:p>
          </table:table-cell>
          <table:table-cell table:style-name="Tableau1.B2" office:value-type="string">
            <text:p text:style-name="P3">autres pratiques sociales</text:p>
            <text:p text:style-name="P3">Critiques externes de la pratique du JV</text:p>
          </table:table-cell>
        </table:table-row>
      </table:table>
      <text:p text:style-name="P5"/>
      <text:p text:style-name="P6">Biblio :</text:p>
      <text:p text:style-name="P3"><text:span text:style-name="T2">Brougère Gilles et Berry Vincent (dir), </text:span><text:span text:style-name="T6">L'expérience virtuelle : jouer, vivre, apprendre dans un jeu vidéo</text:span><text:span text:style-name="T5">, Rennes, Presse universitaire de Rennes, 2012</text:span></text:p>
      <text:p text:style-name="P3"><text:span text:style-name="T5">Jolivait Bernard, </text:span><text:span text:style-name="T6">Les jeux vidéos</text:span><text:span text:style-name="T5">, Paris, Presse universiaire de France, 1994</text:span></text:p>
      <text:p text:style-name="P3"><text:span text:style-name="T5">Jacques Noyer et Elisabeth Fichez (dir), </text:span><text:span text:style-name="T6">Construction sociale de l'univers des jeux vidéo</text:span><text:span text:style-name="T5"> Villeneuve-d'Ascq, Université Lille III Charles de Gaulle, 2001</text:span></text:p>
      <text:p text:style-name="P3"><text:span text:style-name="T1">Hougron Alexandre, </text:span><text:span text:style-name="T4">Science-fiction et société</text:span><text:span text:style-name="T3">, Paris, Presse universitaire de France, 2000</text:span></text:p>
      <text:p text:style-name="P3"><text:span text:style-name="T1">Stéphane Beaud et Florence Weber (dir), </text:span><text:span text:style-name="T4">Guide de l'enquête de terrain</text:span><text:span text:style-name="T3">, Paris, La découverte, 20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8M35S</meta:editing-duration>
    <meta:editing-cycles>8</meta:editing-cycles>
    <meta:generator>OpenOffice/4.0.0$Win32 OpenOffice.org_project/400m3$Build-9702</meta:generator>
    <dc:date>2014-10-20T15:28:47.91</dc:date>
    <meta:document-statistic meta:table-count="1" meta:image-count="0" meta:object-count="0" meta:page-count="2" meta:paragraph-count="49" meta:word-count="459" meta:character-count="2851"/>
    <meta:user-defined meta:name="Info 1"/>
    <meta:user-defined meta:name="Info 2"/>
    <meta:user-defined meta:name="Info 3"/>
    <meta:user-defined meta:name="Info 4"/>
  </office:meta>
</office:document-meta>
</file>